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2.3591in"/>
    </style:style>
    <style:style style:name="co5" style:family="table-column">
      <style:table-column-properties fo:break-before="auto" style:column-width="3.7465in"/>
    </style:style>
    <style:style style:name="co6" style:family="table-column">
      <style:table-column-properties fo:break-before="auto" style:column-width="2.8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4" table:default-cell-style-name="ce1"/>
        <table:table-column table:style-name="co3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Welcome pages</text:p>
          </table:table-cell>
          <table:table-cell table:style-name="ce2" office:value-type="string">
            <text:p>Main Screen</text:p>
          </table:table-cell>
          <table:table-cell table:style-name="ce3" office:value-type="string">
            <text:p>Enter Password</text:p>
          </table:table-cell>
          <table:table-cell table:style-name="ce2"/>
          <table:table-cell table:style-name="Default"/>
          <table:table-cell table:number-columns-repeated="2"/>
          <table:table-cell table:style-name="ce2" office:value-type="string">
            <text:p>Service 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Password needed</text:p>
          </table:table-cell>
          <table:table-cell table:style-name="ce2" office:value-type="string">
            <text:p>Private key setup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not present troubleshooting link”, option to reset to factory</text:p>
          </table:table-cell>
          <table:table-cell office:value-type="string">
            <text:p>Go to main screen</text:p>
          </table:table-cell>
          <table:table-cell/>
          <table:table-cell table:style-name="ce2" office:value-type="string">
            <text:p>isCollectData on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notification error, select brings “db not present” BSOD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Go to main screen</text:p>
          </table:table-cell>
          <table:table-cell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notification error, select brings “db corrupted” BSOD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5">
          <table:table-cell table:style-name="ce2"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Continue as normal</text:p>
          </table:table-cell>
          <table:table-cell office:value-type="string">
            <text:p>Go to main screen</text:p>
          </table:table-cell>
          <table:table-cell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Continue as normal (call GTG.setupIfNecessary)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Continue as normal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2" office:value-type="string">
            <text:p>Private key not setup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not present troubleshooting link”, option to reset to factory</text:p>
          </table:table-cell>
          <table:table-cell office:value-type="string">
            <text:p>Continue as normal</text:p>
          </table:table-cell>
          <table:table-cell/>
          <table:table-cell table:style-name="ce2" office:value-type="string">
            <text:p>isCollectData off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Continue as normal</text:p>
          </table:table-cell>
          <table:table-cell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Go to Enter Password Screen (should return here after finish)</text:p>
          </table:table-cell>
          <table:table-cell office:value-type="string">
            <text:p>Continue as normal</text:p>
          </table:table-cell>
          <table:table-cell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Continue as normal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2"/>
          <table:table-cell table:style-name="ce2"/>
          <table:table-cell table:style-name="ce2" office:value-type="string">
            <text:p>Initialized – no</text:p>
          </table:table-cell>
          <table:table-cell office:value-type="string">
            <text:p>shutdown no message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Password not needed</text:p>
          </table:table-cell>
          <table:table-cell table:style-name="ce2" office:value-type="string">
            <text:p>Private key setup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not present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5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3"/>
          <table:table-cell table:style-name="ce2" office:value-type="string">
            <text:p>Result</text:p>
          </table:table-cell>
          <table:table-cell office:value-type="string">
            <text:p>If not initialized or isCollectData off, shutdown with no message</text:p>
          </table:table-cell>
          <table:table-cell table:number-columns-repeated="1012"/>
        </table:table-row>
        <table:table-row table:style-name="ro6">
          <table:table-cell table:style-name="ce2"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4"/>
          <table:table-cell office:value-type="string">
            <text:p>If DB not present, shutdown, notification error brings “db not present” BSOD</text:p>
          </table:table-cell>
          <table:table-cell table:number-columns-repeated="1012"/>
        </table:table-row>
        <table:table-row table:style-name="ro6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4"/>
          <table:table-cell office:value-type="string">
            <text:p>If DB corrupted, shutdown, notification error brings “db corrupted” BSOD</text:p>
          </table:table-cell>
          <table:table-cell table:number-columns-repeated="1012"/>
        </table:table-row>
        <table:table-row table:style-name="ro5">
          <table:table-cell table:style-name="ce2"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Continue as normal</text:p>
          </table:table-cell>
          <table:table-cell office:value-type="string">
            <text:p>?? shouldn't happen ??</text:p>
            <text:p>Generic BSOD</text:p>
          </table:table-cell>
          <table:table-cell table:number-columns-repeated="4"/>
          <table:table-cell office:value-type="string">
            <text:p>Continue as normal (call GTG.setupIfNecessary)</text:p>
          </table:table-cell>
          <table:table-cell table:number-columns-repeated="1012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Continue as normal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2" office:value-type="string">
            <text:p>Private key not setup</text:p>
          </table:table-cell>
          <table:table-cell table:style-name="ce2" office:value-type="string">
            <text:p>DB not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not present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2" office:value-type="string">
            <text:p>DB present but corrupted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Restart</text:p>
          </table:table-cell>
          <table:table-cell office:value-type="string">
            <text:p>BSOD.. “db corrupted troubleshooting link”, option to reset to factory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2" office:value-type="string">
            <text:p>DB present</text:p>
          </table:table-cell>
          <table:table-cell table:style-name="ce2" office:value-type="string">
            <text:p>Initialized – yes</text:p>
          </table:table-cell>
          <table:table-cell office:value-type="string">
            <text:p>go to main</text:p>
          </table:table-cell>
          <table:table-cell office:value-type="string">
            <text:p>Continue as normal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4">
          <table:table-cell table:style-name="ce2" table:number-columns-repeated="3"/>
          <table:table-cell table:style-name="ce2" office:value-type="string">
            <text:p>Initialized – no</text:p>
          </table:table-cell>
          <table:table-cell office:value-type="string">
            <text:p>Continue as normal</text:p>
          </table:table-cell>
          <table:table-cell office:value-type="string">
            <text:p>go to welcome pages</text:p>
          </table:table-cell>
          <table:table-cell office:value-type="string">
            <text:p>?? shouldn't happen ??</text:p>
            <text:p>Generic BSO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table:style-name="ce2" office:value-type="string">
            <text:p>Result</text:p>
          </table:table-cell>
          <table:table-cell table:style-name="Default" office:value-type="string">
            <text:p>call GTG.setupIfNecessary (on exception, BSOD)</text:p>
          </table:table-cell>
          <table:table-cell table:style-name="Default" office:value-type="string">
            <text:p>call GTG.setupIfNecessary (on exception, BSOD)</text:p>
          </table:table-cell>
          <table:table-cell table:style-name="Default" office:value-type="string">
            <text:p>call GTG.setupIfNecessary (on exception, BSOD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If Initialized, go to start</text:p>
          </table:table-cell>
          <table:table-cell office:value-type="string">
            <text:p>If not initialzed, welcome screens</text:p>
          </table:table-cell>
          <table:table-cell office:value-type="string">
            <text:p>If not initialized, generic BSOD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If db is not present, restart (first page must create database)</text:p>
          </table:table-cell>
          <table:table-cell table:number-columns-repeated="2" office:value-type="string">
            <text:p>If db not present, “DB not present” BSOD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Otherwise continue as normal</text:p>
          </table:table-cell>
          <table:table-cell office:value-type="string">
            <text:p>If Password needed and Private Key not available, go to Enter Password Screen</text:p>
          </table:table-cell>
          <table:table-cell table:style-name="Default" office:value-type="string">
            <text:p>on SUCCESS, return to main screen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Default"/>
          <table:table-cell office:value-type="string">
            <text:p>Continue as normal (call GTG.setupIfNecessary)</text:p>
          </table:table-cell>
          <table:table-cell office:value-type="string">
            <text:p>Should be NEED_PASSWORD, if not generic BSOD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Default"/>
          <table:table-cell/>
          <table:table-cell office:value-type="string">
            <text:p>Continue as normal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5"/>
          <table:table-cell table:style-name="Default"/>
          <table:table-cell table:number-columns-repeated="1018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7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Engler</meta:initial-creator>
    <meta:creation-date>2012-05-17T15:46:20</meta:creation-date>
    <dc:date>2012-05-17T17:55:45</dc:date>
    <dc:creator>Tim Engler</dc:creator>
    <meta:editing-duration>PT2H8M25S</meta:editing-duration>
    <meta:editing-cycles>26</meta:editing-cycles>
    <meta:generator>OpenOffice.org/3.3$Unix OpenOffice.org_project/330m20$Build-9567</meta:generator>
    <meta:document-statistic meta:table-count="3" meta:cell-count="171" meta:object-count="0"/>
  </office:meta>
</office:document-meta>
</file>